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3.948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3.2819in"/>
    </style:style>
    <style:style style:name="co8" style:family="table-column">
      <style:table-column-properties fo:break-before="auto" style:column-width="0.33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ttery_charging_devboard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Vendo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style-name="Default" office:value-type="string" calcext:value-type="string">
            <text:p>BT1-BT3</text:p>
          </table:table-cell>
          <table:table-cell table:style-name="ce4" office:value-type="float" office:value="18650" calcext:value-type="float">
            <text:p>18650</text:p>
          </table:table-cell>
          <table:table-cell table:style-name="Default" office:value-type="string" calcext:value-type="string">
            <text:p>User_Battery:Battery_18650</text:p>
          </table:table-cell>
          <table:table-cell table:style-name="Default" office:value-type="string" calcext:value-type="string">
            <text:p>~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formula="of:=[.I2]*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, C6, C8, C10-C15, C27-C3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-- mixed values --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3]*[.F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, C3, C5, C2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I4]*[.F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5]*[.F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6]*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7]*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047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8]*[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7-C2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https://www.mouser.com/datasheet/2/585/MLCC-1837944.pdf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https://www.mouser.com/ProductDetail/Samsung-Electro-Mechanics/CL31B106KAHNFNE?qs=xZ%2FP%252Ba9zWqbvZ%2FuLWvQDdQ%3D%3D</text:p>
          </table:table-cell>
          <table:table-cell office:value-type="float" office:value="6" calcext:value-type="float">
            <text:p>6</text:p>
          </table:table-cell>
          <table:table-cell table:formula="of:=[.I9]*[.F9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33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https://www.mouser.com/ProductDetail/Samsung-Electro-Mechanics/CL21B105KOFNFNE?qs=sGAEpiMZZMsh%252B1woXyUXj5ND545PPyUhMzGq7HWiq0o%3D</text:p>
          </table:table-cell>
          <table:table-cell office:value-type="float" office:value="1" calcext:value-type="float">
            <text:p>1</text:p>
          </table:table-cell>
          <table:table-cell table:formula="of:=[.I10]*[.F10]"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11]*[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12]*[.F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https://www.mouser.com/datasheet/2/293/e_uwt-1847810.pdf</text:p>
          </table:table-cell>
          <table:table-cell/>
          <table:table-cell office:value-type="float" office:value="0.286" calcext:value-type="float">
            <text:p>0.286</text:p>
          </table:table-cell>
          <table:table-cell/>
          <table:table-cell office:value-type="string" calcext:value-type="string">
            <text:p>https://www.mouser.com/ProductDetail/Nichicon/UWT1V221MNL1GS?qs=sGAEpiMZZMsh%252B1woXyUXjzKRwB7vaIkdiKvqkEwXie8%3D</text:p>
          </table:table-cell>
          <table:table-cell office:value-type="float" office:value="0" calcext:value-type="float">
            <text:p>0</text:p>
          </table:table-cell>
          <table:table-cell table:formula="of:=[.I13]*[.F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, D4, D12</text:p>
          </table:table-cell>
          <table:table-cell office:value-type="string" calcext:value-type="string">
            <text:p>BAT54WS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https://www.mouser.com/datasheet/2/115/DIOD_S_A0004140728_1-2542383.pdf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https://www.mouser.com/ProductDetail/Diodes-Incorporated/BAT54WS-7-F?qs=BJo294706GxanB6a%2FKrrdw%3D%3D</text:p>
          </table:table-cell>
          <table:table-cell office:value-type="float" office:value="3" calcext:value-type="float">
            <text:p>3</text:p>
          </table:table-cell>
          <table:table-cell table:formula="of:=[.I14]*[.F14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BR8M</text:p>
          </table:table-cell>
          <table:table-cell office:value-type="string" calcext:value-type="string">
            <text:p>Diode_SMD:D_PowerDI-5</text:p>
          </table:table-cell>
          <table:table-cell office:value-type="string" calcext:value-type="string">
            <text:p>https://www.mouser.com/datasheet/2/115/DIOD_S_A0012739531_1-2543616.pdf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https://www.mouser.com/ProductDetail/Diodes-Incorporated/SBR8M100P5-13?qs=nJRy1mI8RR96yMJWqGg%252BEg%3D%3D</text:p>
          </table:table-cell>
          <table:table-cell office:value-type="float" office:value="1" calcext:value-type="float">
            <text:p>1</text:p>
          </table:table-cell>
          <table:table-cell table:formula="of:=[.I15]*[.F15]"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table:style-name="Default" office:value-type="string" calcext:value-type="string">
            <text:p>http://www.diodes.com/_files/datasheets/ds11005.pdf</text:p>
          </table:table-cell>
          <table:table-cell table:style-name="Default"/>
          <table:table-cell table:style-name="Default" office:value-type="float" office:value="0.113" calcext:value-type="float">
            <text:p>0.113</text:p>
          </table:table-cell>
          <table:table-cell table:style-name="Default"/>
          <table:table-cell table:style-name="Default" office:value-type="string" calcext:value-type="string">
            <text:p><text:a xlink:href="https://www.mouser.com/ProductDetail/onsemi/BAT54CLT3G?qs=CBDP9nzV7kkNgCKU97dzRw%3D%3D" xlink:type="simple">https://www.mouser.com/ProductDetail/onsemi/BAT54CLT3G?qs=CBDP9nzV7kkNgCKU97dzRw%3D%3D</text:a></text:p>
          </table:table-cell>
          <table:table-cell office:value-type="float" office:value="1" calcext:value-type="float">
            <text:p>1</text:p>
          </table:table-cell>
          <table:table-cell table:formula="of:=[.I16]*[.F16]" office:value-type="float" office:value="0.113" calcext:value-type="float">
            <text:p>0.113</text:p>
          </table:table-cell>
        </table:table-row>
        <table:table-row table:style-name="ro1">
          <table:table-cell table:style-name="ce2" office:value-type="string" calcext:value-type="string">
            <text:p>D5-D10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805_2012Metric_Pad1.15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6" calcext:value-type="float">
            <text:p>6</text:p>
          </table:table-cell>
          <table:table-cell table:formula="of:=[.I17]*[.F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MMSZ4684-TP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https://www.mouser.com/ProductDetail/Micro-Commercial-Components-MCC/MMSZ4684-TP?qs=O1HRStiETCg3wRLIZGTHzA%3D%3D</text:p>
          </table:table-cell>
          <table:table-cell office:value-type="float" office:value="1" calcext:value-type="float">
            <text:p>1</text:p>
          </table:table-cell>
          <table:table-cell table:formula="of:=[.I18]*[.F18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J1</text:p>
          </table:table-cell>
          <table:table-cell table:style-name="Default" office:value-type="string" calcext:value-type="string">
            <text:p>Conn_01x02_Male</text:p>
          </table:table-cell>
          <table:table-cell table:style-name="Default" office:value-type="string" calcext:value-type="string">
            <text:p>Connector_PinHeader_2.54mm:PinHeader_1x02_P2.54mm_Vertical</text:p>
          </table:table-cell>
          <table:table-cell table:style-name="Default" office:value-type="string" calcext:value-type="string">
            <text:p>~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formula="of:=[.I19]*[.F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Amphenol_12401610E4-2A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https://www.mouser.com/ProductDetail/Amphenol-Commercial-Products/12401610E42A?qs=EgDjlb95zqAWvChv41w5lg%3D%3D</text:p>
          </table:table-cell>
          <table:table-cell office:value-type="float" office:value="1" calcext:value-type="float">
            <text:p>1</text:p>
          </table:table-cell>
          <table:table-cell table:formula="of:=[.I20]*[.F20]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DEBUG_CONN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ttps://www.mouser.com/ProductDetail/Amphenol-FCI/78938-404HLF?qs=Owp1TJ%252B9apjkzJNnr0tajw%3D%3D</text:p>
          </table:table-cell>
          <table:table-cell office:value-type="float" office:value="1" calcext:value-type="float">
            <text:p>1</text:p>
          </table:table-cell>
          <table:table-cell table:formula="of:=[.I21]*[.F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UART_CONN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22]*[.F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MM_SELECT</text:p>
          </table:table-cell>
          <table:table-cell office:value-type="string" calcext:value-type="string">
            <text:p>Connector_PinHeader_2.54mm:PinHeader_2x06_P2.54mm_Vertical_SMD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23]*[.F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ART_SUPP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24]*[.F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OUT_SUP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25]*[.F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Inductor_SMD:L_Bourns_SRN8040TA</text:p>
          </table:table-cell>
          <table:table-cell office:value-type="string" calcext:value-type="string">
            <text:p>https://www.mouser.com/datasheet/2/54/srn8040ta-1391519.pdf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https://www.mouser.com/ProductDetail/Bourns/SRN8040TA-4R7M?qs=Vt59ZOdFuWY5hsZr6KKjGg%3D%3D</text:p>
          </table:table-cell>
          <table:table-cell office:value-type="float" office:value="1" calcext:value-type="float">
            <text:p>1</text:p>
          </table:table-cell>
          <table:table-cell table:formula="of:=[.I26]*[.F26]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Q1, Q2</text:p>
          </table:table-cell>
          <table:table-cell office:value-type="string" calcext:value-type="string">
            <text:p>DMP3036SSD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www.diodes.com/assets/Datasheets/DMP3036SSD.pdf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https://www.mouser.com/ProductDetail/Diodes-Incorporated/DMP3036SSD-13?qs=OVC8WVYZliQQ%252Bz8nd4Q8aA%3D%3D</text:p>
          </table:table-cell>
          <table:table-cell office:value-type="float" office:value="2" calcext:value-type="float">
            <text:p>2</text:p>
          </table:table-cell>
          <table:table-cell table:formula="of:=[.I27]*[.F27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UN5335DW1T2G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s://www.mouser.com/datasheet/2/308/1/DTC123JP_D-2311252.pdf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https://www.mouser.com/ProductDetail/onsemi/MUN5335DW1T2G?qs=Gev%252BmEvV0ibQS1roQsXG0Q%3D%3D</text:p>
          </table:table-cell>
          <table:table-cell office:value-type="float" office:value="1" calcext:value-type="float">
            <text:p>1</text:p>
          </table:table-cell>
          <table:table-cell table:formula="of:=[.I28]*[.F28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I29]*[.F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I30]*[.F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, R25, R35, R37, 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31]*[.F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32]*[.F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, R8, R33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I33]*[.F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, R11, R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I34]*[.F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, R1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https://www.eaton.com/content/dam/eaton/products/electronic-components/resources/data-sheet/eaton-mfl-smd-current-sense-resistor-metal-film-data-sheet-elx1181.pdf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https://www.mouser.com/ProductDetail/Bussmann-Eaton/MFL1206R0100FS?qs=sGAEpiMZZMvdGkrng054t2cqbZCzJY7NqIXvYDLFFDaJT7MYtp5bkA%3D%3D</text:p>
          </table:table-cell>
          <table:table-cell office:value-type="float" office:value="2" calcext:value-type="float">
            <text:p>2</text:p>
          </table:table-cell>
          <table:table-cell table:formula="of:=[.I35]*[.F35]" office:value-type="float" office:value="0.3" calcext:value-type="float">
            <text:p>0.3</text:p>
          </table:table-cell>
        </table:table-row>
        <table:table-row table:style-name="ro1">
          <table:table-cell table:style-name="ce2" office:value-type="string" calcext:value-type="string">
            <text:p>R13, R16, R19-R22, R27</text:p>
          </table:table-cell>
          <table:table-cell table:style-name="ce2" office:value-type="string" calcext:value-type="string">
            <text:p>5.1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7" calcext:value-type="float">
            <text:p>7</text:p>
          </table:table-cell>
          <table:table-cell table:formula="of:=[.I36]*[.F3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4, R17, R42, R45, R46</text:p>
          </table:table-cell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5" calcext:value-type="float">
            <text:p>5</text:p>
          </table:table-cell>
          <table:table-cell table:formula="of:=[.I37]*[.F3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38]*[.F3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0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39]*[.F3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40]*[.F4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24, R28</text:p>
          </table:table-cell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2" calcext:value-type="float">
            <text:p>2</text:p>
          </table:table-cell>
          <table:table-cell table:formula="of:=[.I41]*[.F4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26, R34, R36</text:p>
          </table:table-cell>
          <table:table-cell table:style-name="ce2" office:value-type="string" calcext:value-type="string">
            <text:p>50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formula="of:=[.I42]*[.F4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316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43]*[.F4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430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44]*[.F4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66.5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45]*[.F4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38-R41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4" calcext:value-type="float">
            <text:p>4</text:p>
          </table:table-cell>
          <table:table-cell table:formula="of:=[.I46]*[.F4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58k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47]*[.F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AT_IND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https://www.mouser.com/datasheet/2/240/pts810-3050339.pdf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https://www.mouser.com/ProductDetail/CK/PTS810SJK250SMTRLFS?qs=UxeAxwACbqlfHzoZSrW3%2Fw%3D%3D</text:p>
          </table:table-cell>
          <table:table-cell office:value-type="float" office:value="1" calcext:value-type="float">
            <text:p>1</text:p>
          </table:table-cell>
          <table:table-cell table:formula="of:=[.I48]*[.F48]" office:value-type="float" office:value="0.3" calcext:value-type="float">
            <text:p>0.3</text:p>
          </table:table-cell>
        </table:table-row>
        <table:table-row table:style-name="ro1">
          <table:table-cell table:style-name="ce2" office:value-type="string" calcext:value-type="string">
            <text:p>TP1, TP3</text:p>
          </table:table-cell>
          <table:table-cell table:style-name="ce2" office:value-type="string" calcext:value-type="string">
            <text:p>HPI_INT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2" calcext:value-type="float">
            <text:p>2</text:p>
          </table:table-cell>
          <table:table-cell table:formula="of:=[.I49]*[.F4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2</text:p>
          </table:table-cell>
          <table:table-cell table:style-name="ce2" office:value-type="string" calcext:value-type="string">
            <text:p>ACOK_TP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50]*[.F5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4</text:p>
          </table:table-cell>
          <table:table-cell table:style-name="ce2" office:value-type="string" calcext:value-type="string">
            <text:p>debug_gnd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51]*[.F5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5</text:p>
          </table:table-cell>
          <table:table-cell table:style-name="ce2" office:value-type="string" calcext:value-type="string">
            <text:p>debug_swdio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52]*[.F5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6</text:p>
          </table:table-cell>
          <table:table-cell table:style-name="ce2" office:value-type="string" calcext:value-type="string">
            <text:p>debug_3V3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53]*[.F5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7</text:p>
          </table:table-cell>
          <table:table-cell table:style-name="ce2" office:value-type="string" calcext:value-type="string">
            <text:p>debug_swclk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table:formula="of:=[.I54]*[.F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, U2, U4-U6</text:p>
          </table:table-cell>
          <table:table-cell office:value-type="string" calcext:value-type="string">
            <text:p>RQ3E100BN</text:p>
          </table:table-cell>
          <table:table-cell office:value-type="string" calcext:value-type="string">
            <text:p>User_Mosfet:HSMT8</text:p>
          </table:table-cell>
          <table:table-cell office:value-type="string" calcext:value-type="string">
            <text:p>https://www.mouser.com/datasheet/2/348/ROHM_S_A0009370623_1-2562931.pdf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https://www.mouser.com/ProductDetail/ROHM-Semiconductor/RQ3E100BNTB?qs=npTsUczJOtO8HxsK5LUjOw%3D%3D</text:p>
          </table:table-cell>
          <table:table-cell office:value-type="float" office:value="5" calcext:value-type="float">
            <text:p>5</text:p>
          </table:table-cell>
          <table:table-cell table:formula="of:=[.I55]*[.F55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Q24725A</text:p>
          </table:table-cell>
          <table:table-cell office:value-type="string" calcext:value-type="string">
            <text:p>Package_DFN_QFN:Texas_S-PVQFN-N20_EP2.4x2.4mm</text:p>
          </table:table-cell>
          <table:table-cell office:value-type="string" calcext:value-type="string">
            <text:p>https://www.ti.com/lit/ds/symlink/bq24725a.pdf?HQS=dis-mous-null-mousermode-dsf-pf-null-wwe&amp;ts=1696086489420&amp;ref_url=https%253A%252F%252Fwww.mouser.co.uk%252F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https://www.mouser.com/ProductDetail/Texas-Instruments/BQ24725ARGRR?qs=wqKrPCMdR%252BaY3f%2FZIDhYvQ%3D%3D</text:p>
          </table:table-cell>
          <table:table-cell office:value-type="float" office:value="1" calcext:value-type="float">
            <text:p>1</text:p>
          </table:table-cell>
          <table:table-cell table:formula="of:=[.I56]*[.F56]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CYPD3177</text:p>
          </table:table-cell>
          <table:table-cell office:value-type="string" calcext:value-type="string">
            <text:p>Package_DFN_QFN:QFN-24-1EP_4x4mm_P0.5mm_EP2.65x2.65mm</text:p>
          </table:table-cell>
          <table:table-cell office:value-type="string" calcext:value-type="string">
            <text:p>https://www.mouser.com/datasheet/2/196/Infineon_EZ_PD_BCR_Datasheet_USB_Type_C_Port_Contr-3161917.pdf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https://www.mouser.com/ProductDetail/Infineon-Technologies/CYPD3177-24LQXQ?qs=PzGy0jfpSMvR3aDH5AdWfA%3D%3D</text:p>
          </table:table-cell>
          <table:table-cell office:value-type="float" office:value="1" calcext:value-type="float">
            <text:p>1</text:p>
          </table:table-cell>
          <table:table-cell table:formula="of:=[.I57]*[.F57]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2N7002AK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mouser.com/datasheet/2/408/T2N7002AK_datasheet_en_20150401-1916411.pdf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https://www.mouser.com/ProductDetail/Toshiba/T2N7002AKLM?qs=pzVvXTvk9PzfX4hYglwZ9Q%3D%3D</text:p>
          </table:table-cell>
          <table:table-cell office:value-type="float" office:value="1" calcext:value-type="float">
            <text:p>1</text:p>
          </table:table-cell>
          <table:table-cell table:formula="of:=[.I58]*[.F58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TM32F042F6Px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st.com/resource/en/datasheet/stm32f042f6.pd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59]*[.F5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78L33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st.com/content/ccc/resource/technical/document/datasheet/15/55/e5/aa/23/5b/43/fd/CD00000446.pdf/files/CD00000446.pdf/jcr:content/translations/en.CD00000446.pdf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60]*[.F60]" office:value-type="float" office:value="0.1" calcext:value-type="float">
            <text:p>0.1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Total</text:p>
          </table:table-cell>
          <table:covered-table-cell table:number-columns-repeated="7" table:style-name="Default"/>
          <table:table-cell table:formula="of:=SUM(j1costj1cost)" office:value-type="string" office:string-value="" calcext:value-type="error">
            <text:p>#NAME?</text:p>
          </table:table-cell>
          <table:table-cell table:formula="of:=SUM([.J2:.J60])" office:value-type="float" office:value="16.338" calcext:value-type="float">
            <text:p>16.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4T20:59:18.095000000</dc:date>
    <meta:editing-duration>PT3H13M23S</meta:editing-duration>
    <meta:editing-cycles>1</meta:editing-cycles>
    <meta:document-statistic meta:table-count="1" meta:cell-count="405" meta:object-count="0"/>
    <meta:generator>LibreOffice/7.5.2.2$Windows_X86_64 LibreOffice_project/53bb9681a964705cf672590721dbc85eb4d0c3a2</meta:generator>
  </office:meta>
</office:document-meta>
</file>